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7.6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3.66mm" fo:break-before="auto" style:use-optimal-row-height="true"/>
    </style:style>
    <style:style style:name="ro2" style:family="table-row">
      <style:table-row-properties style:row-height="36.0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Bahassou</text:p>
          </table:table-cell>
          <table:table-cell table:style-name="ce2" office:value-type="string" calcext:value-type="string">
            <text:p>Bouterfass</text:p>
          </table:table-cell>
          <table:table-cell table:style-name="ce2" office:value-type="string" calcext:value-type="string">
            <text:p>Bouzraa</text:p>
          </table:table-cell>
          <table:table-cell table:style-name="ce2" office:value-type="string" calcext:value-type="string">
            <text:p>Croitor</text:p>
          </table:table-cell>
          <table:table-cell table:style-name="ce2" office:value-type="string" calcext:value-type="string">
            <text:p>Dikete Lukinu</text:p>
          </table:table-cell>
          <table:table-cell table:style-name="ce2" office:value-type="string" calcext:value-type="string">
            <text:p>Dohairi</text:p>
          </table:table-cell>
          <table:table-cell table:style-name="ce2" office:value-type="string" calcext:value-type="string">
            <text:p>El Fari</text:p>
          </table:table-cell>
          <table:table-cell table:style-name="ce2" office:value-type="string" calcext:value-type="string">
            <text:p>Ernotte</text:p>
          </table:table-cell>
          <table:table-cell table:style-name="ce2" office:value-type="string" calcext:value-type="string">
            <text:p>Guendouzi</text:p>
          </table:table-cell>
          <table:table-cell table:style-name="ce2" office:value-type="string" calcext:value-type="string">
            <text:p>Jourdan</text:p>
          </table:table-cell>
          <table:table-cell table:style-name="ce2" office:value-type="string" calcext:value-type="string">
            <text:p>Khelloufi</text:p>
          </table:table-cell>
          <table:table-cell table:style-name="ce2" office:value-type="string" calcext:value-type="string">
            <text:p>Lê</text:p>
          </table:table-cell>
          <table:table-cell table:style-name="ce2" office:value-type="string" calcext:value-type="string">
            <text:p>Mbuli Bolinda Lofemo</text:p>
          </table:table-cell>
          <table:table-cell table:style-name="ce2" office:value-type="string" calcext:value-type="string">
            <text:p>Ndayisaba</text:p>
          </table:table-cell>
          <table:table-cell table:style-name="ce2" office:value-type="string" calcext:value-type="string">
            <text:p>Omba-Ekaso</text:p>
          </table:table-cell>
          <table:table-cell table:style-name="ce2" office:value-type="string" calcext:value-type="string">
            <text:p>Shako-Ekaso</text:p>
          </table:table-cell>
          <table:table-cell table:style-name="ce2" office:value-type="string" calcext:value-type="string">
            <text:p>Sterlin</text:p>
          </table:table-cell>
          <table:table-cell table:style-name="ce2" office:value-type="string" calcext:value-type="string">
            <text:p>Weyenbergh</text:p>
          </table:table-cell>
        </table:table-row>
        <table:table-row table:style-name="ro2">
          <table:table-cell/>
          <table:table-cell table:style-name="Default"/>
          <table:table-cell/>
          <table:table-cell table:style-name="ce2" office:value-type="string" calcext:value-type="string">
            <text:p>Basma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Ines</text:p>
          </table:table-cell>
          <table:table-cell table:style-name="ce2" office:value-type="string" calcext:value-type="string">
            <text:p>Emanuela</text:p>
          </table:table-cell>
          <table:table-cell table:style-name="ce2" office:value-type="string" calcext:value-type="string">
            <text:p>Jean-Fidele</text:p>
          </table:table-cell>
          <table:table-cell table:style-name="ce2" office:value-type="string" calcext:value-type="string">
            <text:p>Iman</text:p>
          </table:table-cell>
          <table:table-cell table:style-name="ce2" office:value-type="string" calcext:value-type="string">
            <text:p>Ely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Zakaria</text:p>
          </table:table-cell>
          <table:table-cell table:style-name="ce2" office:value-type="string" calcext:value-type="string">
            <text:p>Melvin</text:p>
          </table:table-cell>
          <table:table-cell table:style-name="ce2" office:value-type="string" calcext:value-type="string">
            <text:p>Hamza</text:p>
          </table:table-cell>
          <table:table-cell table:style-name="ce2" office:value-type="string" calcext:value-type="string">
            <text:p>Trung Minh</text:p>
          </table:table-cell>
          <table:table-cell table:style-name="ce2" office:value-type="string" calcext:value-type="string">
            <text:p>Charmélie-Miranda</text:p>
          </table:table-cell>
          <table:table-cell table:style-name="ce2" office:value-type="string" calcext:value-type="string">
            <text:p>Divine</text:p>
          </table:table-cell>
          <table:table-cell table:style-name="ce2" office:value-type="string" calcext:value-type="string">
            <text:p>Maëva</text:p>
          </table:table-cell>
          <table:table-cell table:style-name="ce2" office:value-type="string" calcext:value-type="string">
            <text:p>Mathyssia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Nicolas</text:p>
          </table:table-cell>
        </table:table-row>
        <table:table-row table:style-name="ro3">
          <table:table-cell office:value-type="string" calcext:value-type="string">
            <text:p>Diapositive de titr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8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u moins 8 diapos structurée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ransition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nimations en entré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nimations en sorti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imations de tex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ille images O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0 Images non déformée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ypertext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apositive de f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our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0 mots / pas de phrase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rthograph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formula="of:=SUM([.B3:.B15])" office:value-type="float" office:value="49" calcext:value-type="float">
            <text:p>49</text:p>
          </table:table-cell>
          <table:table-cell/>
          <table:table-cell table:style-name="ce1" table:formula="of:=SUM([.D3:.D15])" office:value-type="float" office:value="41" calcext:value-type="float">
            <text:p>41</text:p>
          </table:table-cell>
          <table:table-cell table:style-name="ce1" table:formula="of:=SUM([.E3:.E15])" office:value-type="float" office:value="32" calcext:value-type="float">
            <text:p>32</text:p>
          </table:table-cell>
          <table:table-cell table:style-name="ce1" table:formula="of:=SUM([.F3:.F15])" office:value-type="float" office:value="13" calcext:value-type="float">
            <text:p>13</text:p>
          </table:table-cell>
          <table:table-cell table:style-name="ce1" table:formula="of:=SUM([.G3:.G15])" office:value-type="float" office:value="33" calcext:value-type="float">
            <text:p>33</text:p>
          </table:table-cell>
          <table:table-cell table:style-name="ce1" table:formula="of:=SUM([.H3:.H15])" office:value-type="float" office:value="24" calcext:value-type="float">
            <text:p>24</text:p>
          </table:table-cell>
          <table:table-cell table:style-name="ce1" table:formula="of:=SUM([.I3:.I15])" office:value-type="float" office:value="26" calcext:value-type="float">
            <text:p>26</text:p>
          </table:table-cell>
          <table:table-cell table:style-name="ce1" table:formula="of:=SUM([.J3:.J15])" office:value-type="float" office:value="13" calcext:value-type="float">
            <text:p>13</text:p>
          </table:table-cell>
          <table:table-cell table:style-name="ce1" table:formula="of:=SUM([.K3:.K15])" office:value-type="float" office:value="27" calcext:value-type="float">
            <text:p>27</text:p>
          </table:table-cell>
          <table:table-cell table:style-name="ce1" table:formula="of:=SUM([.L3:.L15])" office:value-type="float" office:value="27" calcext:value-type="float">
            <text:p>27</text:p>
          </table:table-cell>
          <table:table-cell table:style-name="ce1" table:formula="of:=SUM([.M3:.M15])" office:value-type="float" office:value="22" calcext:value-type="float">
            <text:p>22</text:p>
          </table:table-cell>
          <table:table-cell table:style-name="ce1" table:formula="of:=SUM([.N3:.N15])" office:value-type="float" office:value="37" calcext:value-type="float">
            <text:p>37</text:p>
          </table:table-cell>
          <table:table-cell table:style-name="ce1" table:formula="of:=SUM([.O3:.O15])" office:value-type="float" office:value="38" calcext:value-type="float">
            <text:p>38</text:p>
          </table:table-cell>
          <table:table-cell table:style-name="ce1" table:formula="of:=SUM([.P3:.P15])" office:value-type="float" office:value="36" calcext:value-type="float">
            <text:p>36</text:p>
          </table:table-cell>
          <table:table-cell table:style-name="ce1" table:formula="of:=SUM([.Q3:.Q15])" office:value-type="float" office:value="34" calcext:value-type="float">
            <text:p>34</text:p>
          </table:table-cell>
          <table:table-cell table:style-name="ce1" table:formula="of:=SUM([.R3:.R15])" office:value-type="float" office:value="31" calcext:value-type="float">
            <text:p>31</text:p>
          </table:table-cell>
          <table:table-cell table:style-name="ce1" table:formula="of:=SUM([.S3:.S15])" office:value-type="float" office:value="38" calcext:value-type="float">
            <text:p>38</text:p>
          </table:table-cell>
          <table:table-cell table:style-name="ce1" table:formula="of:=SUM([.T3:.T15])" office:value-type="float" office:value="29" calcext:value-type="float">
            <text:p>29</text:p>
          </table:table-cell>
          <table:table-cell table:style-name="ce1" table:formula="of:=SUM([.U3:.U15])" office:value-type="float" office:value="36" calcext:value-type="float">
            <text:p>36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/>
          <table:table-cell table:style-name="ce1" table:formula="of:=ROUND([.D16]/[.$B$16]*100)" office:value-type="float" office:value="84" calcext:value-type="float">
            <text:p>84</text:p>
          </table:table-cell>
          <table:table-cell table:style-name="ce1" table:formula="of:=ROUND([.E16]/[.$B$16]*100)" office:value-type="float" office:value="65" calcext:value-type="float">
            <text:p>65</text:p>
          </table:table-cell>
          <table:table-cell table:style-name="ce1" table:formula="of:=ROUND([.F16]/[.$B$16]*100)" office:value-type="float" office:value="27" calcext:value-type="float">
            <text:p>27</text:p>
          </table:table-cell>
          <table:table-cell table:style-name="ce1" table:formula="of:=ROUND([.G16]/[.$B$16]*100)" office:value-type="float" office:value="67" calcext:value-type="float">
            <text:p>67</text:p>
          </table:table-cell>
          <table:table-cell table:style-name="ce1" table:formula="of:=ROUND([.H16]/[.$B$16]*100)" office:value-type="float" office:value="49" calcext:value-type="float">
            <text:p>49</text:p>
          </table:table-cell>
          <table:table-cell table:style-name="ce1" table:formula="of:=ROUND([.I16]/[.$B$16]*100)" office:value-type="float" office:value="53" calcext:value-type="float">
            <text:p>53</text:p>
          </table:table-cell>
          <table:table-cell table:style-name="ce1" table:formula="of:=ROUND([.J16]/[.$B$16]*100)" office:value-type="float" office:value="27" calcext:value-type="float">
            <text:p>27</text:p>
          </table:table-cell>
          <table:table-cell table:style-name="ce1" table:formula="of:=ROUND([.K16]/[.$B$16]*100)" office:value-type="float" office:value="55" calcext:value-type="float">
            <text:p>55</text:p>
          </table:table-cell>
          <table:table-cell table:style-name="ce1" table:formula="of:=ROUND([.L16]/[.$B$16]*100)" office:value-type="float" office:value="55" calcext:value-type="float">
            <text:p>55</text:p>
          </table:table-cell>
          <table:table-cell table:style-name="ce1" table:formula="of:=ROUND([.M16]/[.$B$16]*100)" office:value-type="float" office:value="45" calcext:value-type="float">
            <text:p>45</text:p>
          </table:table-cell>
          <table:table-cell table:style-name="ce1" table:formula="of:=ROUND([.N16]/[.$B$16]*100)" office:value-type="float" office:value="76" calcext:value-type="float">
            <text:p>76</text:p>
          </table:table-cell>
          <table:table-cell table:style-name="ce1" table:formula="of:=ROUND([.O16]/[.$B$16]*100)" office:value-type="float" office:value="78" calcext:value-type="float">
            <text:p>78</text:p>
          </table:table-cell>
          <table:table-cell table:style-name="ce1" table:formula="of:=ROUND([.P16]/[.$B$16]*100)" office:value-type="float" office:value="73" calcext:value-type="float">
            <text:p>73</text:p>
          </table:table-cell>
          <table:table-cell table:style-name="ce1" table:formula="of:=ROUND([.Q16]/[.$B$16]*100)" office:value-type="float" office:value="69" calcext:value-type="float">
            <text:p>69</text:p>
          </table:table-cell>
          <table:table-cell table:style-name="ce1" table:formula="of:=ROUND([.R16]/[.$B$16]*100)" office:value-type="float" office:value="63" calcext:value-type="float">
            <text:p>63</text:p>
          </table:table-cell>
          <table:table-cell table:style-name="ce1" table:formula="of:=ROUND([.S16]/[.$B$16]*100)" office:value-type="float" office:value="78" calcext:value-type="float">
            <text:p>78</text:p>
          </table:table-cell>
          <table:table-cell table:style-name="ce1" table:formula="of:=ROUND([.T16]/[.$B$16]*100)" office:value-type="float" office:value="59" calcext:value-type="float">
            <text:p>59</text:p>
          </table:table-cell>
          <table:table-cell table:style-name="ce1" table:formula="of:=ROUND([.U16]/[.$B$16]*100)" office:value-type="float" office:value="73" calcext:value-type="float">
            <text:p>73</text:p>
          </table:table-cell>
        </table:table-row>
        <table:table-row table:style-name="ro3"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formula="of:=[.D16]/[.$B$16]*[.$B$18]" office:value-type="float" office:value="33.469387755102" calcext:value-type="float">
            <text:p>33,469387755102</text:p>
          </table:table-cell>
          <table:table-cell table:formula="of:=[.E16]/[.$B$16]*[.$B$18]" office:value-type="float" office:value="26.1224489795918" calcext:value-type="float">
            <text:p>26,1224489795918</text:p>
          </table:table-cell>
          <table:table-cell table:formula="of:=[.F16]/[.$B$16]*[.$B$18]" office:value-type="float" office:value="10.6122448979592" calcext:value-type="float">
            <text:p>10,6122448979592</text:p>
          </table:table-cell>
          <table:table-cell table:formula="of:=[.G16]/[.$B$16]*[.$B$18]" office:value-type="float" office:value="26.9387755102041" calcext:value-type="float">
            <text:p>26,9387755102041</text:p>
          </table:table-cell>
          <table:table-cell table:formula="of:=[.H16]/[.$B$16]*[.$B$18]" office:value-type="float" office:value="19.5918367346939" calcext:value-type="float">
            <text:p>19,5918367346939</text:p>
          </table:table-cell>
          <table:table-cell table:formula="of:=[.I16]/[.$B$16]*[.$B$18]" office:value-type="float" office:value="21.2244897959184" calcext:value-type="float">
            <text:p>21,2244897959184</text:p>
          </table:table-cell>
          <table:table-cell table:formula="of:=[.J16]/[.$B$16]*[.$B$18]" office:value-type="float" office:value="10.6122448979592" calcext:value-type="float">
            <text:p>10,6122448979592</text:p>
          </table:table-cell>
          <table:table-cell table:formula="of:=[.K16]/[.$B$16]*[.$B$18]" office:value-type="float" office:value="22.0408163265306" calcext:value-type="float">
            <text:p>22,0408163265306</text:p>
          </table:table-cell>
          <table:table-cell table:formula="of:=[.L16]/[.$B$16]*[.$B$18]" office:value-type="float" office:value="22.0408163265306" calcext:value-type="float">
            <text:p>22,0408163265306</text:p>
          </table:table-cell>
          <table:table-cell table:formula="of:=[.M16]/[.$B$16]*[.$B$18]" office:value-type="float" office:value="17.9591836734694" calcext:value-type="float">
            <text:p>17,9591836734694</text:p>
          </table:table-cell>
          <table:table-cell table:formula="of:=[.N16]/[.$B$16]*[.$B$18]" office:value-type="float" office:value="30.2040816326531" calcext:value-type="float">
            <text:p>30,2040816326531</text:p>
          </table:table-cell>
          <table:table-cell table:formula="of:=[.O16]/[.$B$16]*[.$B$18]" office:value-type="float" office:value="31.0204081632653" calcext:value-type="float">
            <text:p>31,0204081632653</text:p>
          </table:table-cell>
          <table:table-cell table:formula="of:=[.P16]/[.$B$16]*[.$B$18]" office:value-type="float" office:value="29.3877551020408" calcext:value-type="float">
            <text:p>29,3877551020408</text:p>
          </table:table-cell>
          <table:table-cell table:formula="of:=[.Q16]/[.$B$16]*[.$B$18]" office:value-type="float" office:value="27.7551020408163" calcext:value-type="float">
            <text:p>27,7551020408163</text:p>
          </table:table-cell>
          <table:table-cell table:formula="of:=[.R16]/[.$B$16]*[.$B$18]" office:value-type="float" office:value="25.3061224489796" calcext:value-type="float">
            <text:p>25,3061224489796</text:p>
          </table:table-cell>
          <table:table-cell table:formula="of:=[.S16]/[.$B$16]*[.$B$18]" office:value-type="float" office:value="31.0204081632653" calcext:value-type="float">
            <text:p>31,0204081632653</text:p>
          </table:table-cell>
          <table:table-cell table:formula="of:=[.T16]/[.$B$16]*[.$B$18]" office:value-type="float" office:value="23.6734693877551" calcext:value-type="float">
            <text:p>23,6734693877551</text:p>
          </table:table-cell>
          <table:table-cell table:formula="of:=[.U16]/[.$B$16]*[.$B$18]" office:value-type="float" office:value="29.3877551020408" calcext:value-type="float">
            <text:p>29,3877551020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9:32:57.188379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4-04-01T08:28:26.301832299</meta:creation-date>
    <dc:date>2017-06-21T20:08:40.344029061</dc:date>
    <meta:editing-duration>P1DT15H57M28S</meta:editing-duration>
    <meta:editing-cycles>30</meta:editing-cycles>
    <meta:generator>LibreOffice/5.3.3.2$Linux_X86_64 LibreOffice_project/30m0$Build-2</meta:generator>
    <meta:document-statistic meta:table-count="1" meta:cell-count="353" meta:object-count="0"/>
  </office:meta>
</office:document-meta>
</file>